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======</text:span></text:p>
      <text:p text:style-name="P1"><text:span text:style-name="T1"><text:tab/><text:tab/> <text:s text:c="5"/>Object Oriented <text:s/>Principles or Features or Concepts</text:span></text:p>
      <text:p text:style-name="P1"><text:span text:style-name="T1"><text:tab/><text:tab/>=================================================</text:span></text:p>
      <text:p text:style-name="P1"><text:span text:style-name="T1">=&gt;In real time, to develop any project or application, we must choose a language and it can satisfy two types of principles. They are</text:span></text:p>
      <text:p text:style-name="P1"><text:span text:style-name="T1"><text:tab/>1. Functional(Procedure) Oriented Principles</text:span></text:p>
      <text:p text:style-name="P1"><text:span text:style-name="T1"><text:tab/><text:tab/><text:tab/>Examples: <text:s/>C,Pascal, cobol,8086,oracle7.3, <text:s/>PYTHON</text:span></text:p>
      <text:p text:style-name="P2"/>
      <text:p text:style-name="P1"><text:span text:style-name="T1"><text:tab/>2. Object Oriented Priciples.</text:span></text:p>
      <text:p text:style-name="P1"><text:span text:style-name="T1"><text:tab/><text:tab/><text:tab/>Examples: <text:s/>PYTHON C++ JAVA, .NET.......etc</text:span></text:p>
      <text:p text:style-name="P1"><text:span text:style-name="T1">=&gt;Even though, PYTHON programming Belongs to both <text:s/>Functional and <text:s/>Object Oriented Programming language and internally every thing is treated as object.</text:span></text:p>
      <text:p text:style-name="P2"/>
      <text:p text:style-name="P1"><text:span text:style-name="T1">-------------------------------------------------------------------------------------------------------</text:span></text:p>
      <text:p text:style-name="P1"><text:span text:style-name="T1"><text:tab/><text:tab/>"Every Thing is an object " --Benifits</text:span></text:p>
      <text:p text:style-name="P1"><text:span text:style-name="T1"><text:tab/><text:tab/><text:tab/>(OR)</text:span></text:p>
      <text:p text:style-name="P1"><text:span text:style-name="T1"><text:tab/> Adavtanges of Object Oriented Principles</text:span></text:p>
      <text:p text:style-name="P1"><text:span text:style-name="T1">--------------------------------------------------------------------------------------------------------</text:span></text:p>
      <text:p text:style-name="P1"><text:span text:style-name="T1">1. Objects allows us to store Large Volume of Data (Platform Indepenedent--Python)</text:span></text:p>
      <text:p text:style-name="P1"><text:span text:style-name="T1">2. The Data is visiting between two machines in the form of Ciphet Text (encrypted </text:span></text:p>
      <text:p text:style-name="P1"><text:span text:style-name="T1"><text:s text:c="3"/>Format). So that we can achieve the Security .</text:span></text:p>
      <text:p text:style-name="P1"><text:span text:style-name="T1">3. The Large Volume of Data can be transfered between multiple machines all at once in </text:span></text:p>
      <text:p text:style-name="P1"><text:span text:style-name="T1"><text:s text:c="4"/>the <text:s/>form of objects and obtains effective communication.</text:span></text:p>
      <text:p text:style-name="P1"><text:span text:style-name="T1">4. With Objects we can build high effective Re-Usable Applications.</text:span></text:p>
      <text:p text:style-name="P1"><text:span text:style-name="T1">5. The Data is always available arround Objects (Effective Memory Usage) and functions </text:span></text:p>
      <text:p text:style-name="P1"><text:span text:style-name="T1"><text:s text:c="4"/>can operate on the objects.</text:span></text:p>
      <text:p text:style-name="P1"><text:span text:style-name="T1">-------------------------------------------------------------------------------------------------</text:span></text:p>
      <text:p text:style-name="P2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3" meta:word-count="177" meta:character-count="1559" meta:non-whitespace-character-count="1359"/>
    <meta:generator>LibreOfficeDev/6.0.5.2$Linux_X86_64 LibreOffice_project/</meta:generator>
  </office:meta>
</office:document-meta>
</file>